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19cm" fo:min-width="3.031cm"/>
    </style:style>
    <style:style style:name="gr2" style:family="graphic" style:parent-style-name="standard">
      <style:graphic-properties draw:textarea-horizontal-align="justify" draw:textarea-vertical-align="middle" draw:auto-grow-height="false" fo:min-height="2.242cm" fo:min-width="3.801cm"/>
    </style:style>
    <style:style style:name="gr3" style:family="graphic" style:parent-style-name="standard">
      <style:graphic-properties draw:textarea-horizontal-align="justify" draw:textarea-vertical-align="middle" draw:auto-grow-height="false" fo:min-height="2.403cm" fo:min-width="3.801cm"/>
    </style:style>
    <style:style style:name="gr4" style:family="graphic" style:parent-style-name="standard">
      <style:graphic-properties draw:stroke="dash" draw:stroke-dash="Ultrafine_20_2_20_Dots_20_3_20_Dashes" draw:fill="none" draw:textarea-horizontal-align="justify" draw:textarea-vertical-align="middle" draw:auto-grow-height="false" fo:min-height="7.75cm" fo:min-width="17.3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45cm" fo:min-width="6.2cm"/>
    </style:style>
    <style:style style:name="gr8" style:family="graphic" style:parent-style-name="standard">
      <style:graphic-properties draw:textarea-horizontal-align="justify" draw:textarea-vertical-align="middle" draw:auto-grow-height="false" fo:min-height="2.885cm" fo:min-width="5.2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cm" svg:height="3.7cm" svg:x="2cm" svg:y="5.7cm">
          <text:p text:style-name="P1">Datasets</text:p>
          <text:p text:style-name="P1">(csv format)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1" draw:layer="layout" svg:width="4.3cm" svg:height="3.1cm" svg:x="8.4cm" svg:y="5.9cm">
          <text:p text:style-name="P1">Configuration </text:p>
          <text:p text:style-name="P1">(.ini format)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3" draw:text-style-name="P1" draw:layer="layout" svg:width="4.3cm" svg:height="3.3cm" svg:x="14.7cm" svg:y="5.8cm">
          <text:p text:style-name="P1">Agents </text:p>
          <text:p text:style-name="P1">(csv format)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custom-shape draw:style-name="gr4" draw:text-style-name="P2" draw:layer="layout" svg:width="17.8cm" svg:height="8cm" svg:x="1.5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3.5cm" svg:height="0.962cm" svg:x="8.9cm" svg:y="3.738cm">
          <draw:text-box>
            <text:p>Input files</text:p>
          </draw:text-box>
        </draw:frame>
        <draw:line draw:style-name="gr6" draw:text-style-name="P2" draw:layer="layout" svg:x1="10cm" svg:y1="10.4cm" svg:x2="10cm" svg:y2="13.2cm">
          <text:p/>
        </draw:line>
        <draw:custom-shape draw:style-name="gr7" draw:text-style-name="P1" draw:layer="layout" svg:width="6.7cm" svg:height="4.7cm" svg:x="6.6cm" svg:y="13.2cm">
          <text:p text:style-name="P1">Run multiple<text:line-break/>simulation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6" draw:text-style-name="P2" draw:layer="layout" svg:x1="10cm" svg:y1="17.9cm" svg:x2="10cm" svg:y2="20.4cm">
          <text:p/>
        </draw:line>
        <draw:custom-shape draw:style-name="gr8" draw:text-style-name="P1" draw:layer="layout" svg:width="5.7cm" svg:height="3.9cm" svg:x="2cm" svg:y="23.1cm">
          <text:p text:style-name="P1">Stats report</text:p>
          <text:p text:style-name="P1">(CSV format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" draw:text-style-name="P1" draw:layer="layout" svg:width="5.7cm" svg:height="3.9cm" svg:x="12.1cm" svg:y="23.3cm">
          <text:p text:style-name="P1">Agent output<text:line-break/>(CSV format)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4" draw:text-style-name="P2" draw:layer="layout" svg:width="17.8cm" svg:height="8cm" svg:x="1.1cm" svg:y="2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3" draw:layer="layout" svg:width="4cm" svg:height="1.673cm" svg:x="8.5cm" svg:y="21.338cm">
          <draw:text-box>
            <text:p>Output fil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than Geffen</meta:initial-creator>
    <meta:creation-date>2019-03-15T22:06:48.272479641</meta:creation-date>
    <dc:date>2019-03-15T22:18:14.693497059</dc:date>
    <dc:creator>Nathan Geffen</dc:creator>
    <meta:editing-duration>PT11M25S</meta:editing-duration>
    <meta:editing-cycles>2</meta:editing-cycles>
    <meta:generator>LibreOffice/5.1.6.2$Linux_X86_64 LibreOffice_project/10m0$Build-2</meta:generator>
    <meta:document-statistic meta:object-count="12"/>
  </office:meta>
</office:document-meta>
</file>